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2"/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fre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Vadc</text:p>
          </table:table-cell>
          <table:table-cell office:value-type="string" calcext:value-type="string">
            <text:p>Vr1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R3 X3 + R2</text:p>
          </table:table-cell>
          <table:table-cell office:value-type="string" calcext:value-type="string">
            <text:p>Xc2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C2 (u)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mv/lsb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80" calcext:value-type="float">
            <text:p>580</text:p>
          </table:table-cell>
          <table:table-cell office:value-type="float" office:value="82" calcext:value-type="float">
            <text:p>82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table:style-name="ce1" table:formula="of:=([.A5]*[.D5])/([.B5]+[.C5]+[.D5])" office:value-type="float" office:value="3.3279376498801" calcext:value-type="float">
            <text:p>3.33</text:p>
          </table:table-cell>
          <table:table-cell table:style-name="ce2" table:formula="of:=([.H5]/[.D5])*[.B5]" office:value-type="float" office:value="371.193045563549" calcext:value-type="float">
            <text:p>371.2</text:p>
          </table:table-cell>
          <table:table-cell table:style-name="ce2" table:formula="of:=[.I5]*[.I5]/[.B5]" office:value-type="float" office:value="237.559098404729" calcext:value-type="float">
            <text:p>237.6</text:p>
          </table:table-cell>
          <table:table-cell table:formula="of:=[.D5]*0.707+[.C5]" office:value-type="float" office:value="85.6764" calcext:value-type="float">
            <text:p>85.6764</text:p>
          </table:table-cell>
          <table:table-cell table:formula="of:=[.K5]*0.707" office:value-type="float" office:value="60.5732148" calcext:value-type="float">
            <text:p>60.5732148</text:p>
          </table:table-cell>
          <table:table-cell table:formula="of:=[.M$3]*2*PI()" office:value-type="float" office:value="251.327412287183" calcext:value-type="float">
            <text:p>251.3274122872</text:p>
          </table:table-cell>
          <table:table-cell table:formula="of:=1000/([.L5]*[.M5])" office:value-type="float" office:value="0.0656870134833488" calcext:value-type="float">
            <text:p>0.0656870135</text:p>
          </table:table-cell>
          <table:table-cell table:formula="of:=1000/([.M5]*[.K5])" office:value-type="float" office:value="0.0464407185327276" calcext:value-type="float">
            <text:p>0.0464407185</text:p>
          </table:table-cell>
          <table:table-cell/>
          <table:table-cell table:style-name="ce3" table:formula="of:=1000*[.A5]/4096" office:value-type="float" office:value="104.248046875" calcext:value-type="float">
            <text:p>104</text:p>
          </table:table-cell>
          <table:table-cell table:formula="of:=[.A5]/(6*18)" office:value-type="float" office:value="3.9537037037037" calcext:value-type="float">
            <text:p>3.953703703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20" calcext:value-type="float">
            <text:p>820</text:p>
          </table:table-cell>
          <table:table-cell office:value-type="float" office:value="82" calcext:value-type="float">
            <text:p>82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table:style-name="ce1" table:formula="of:=([.A6]*[.D6])/([.B6]+[.C6]+[.D6])" office:value-type="float" office:value="3.32966549295775" calcext:value-type="float">
            <text:p>3.33</text:p>
          </table:table-cell>
          <table:table-cell table:style-name="ce2" table:formula="of:=([.H6]/[.D6])*[.B6]" office:value-type="float" office:value="401.518485915493" calcext:value-type="float">
            <text:p>401.5</text:p>
          </table:table-cell>
          <table:table-cell table:style-name="ce2" table:formula="of:=[.I6]*[.I6]/[.B6]" office:value-type="float" office:value="196.606212843744" calcext:value-type="float">
            <text:p>196.6</text:p>
          </table:table-cell>
          <table:table-cell table:formula="of:=[.D6]*0.707+[.C6]" office:value-type="float" office:value="86.8076" calcext:value-type="float">
            <text:p>86.8076</text:p>
          </table:table-cell>
          <table:table-cell table:formula="of:=[.K6]*0.707" office:value-type="float" office:value="61.3729732" calcext:value-type="float">
            <text:p>61.3729732</text:p>
          </table:table-cell>
          <table:table-cell table:formula="of:=[.M$3]*2*PI()" office:value-type="float" office:value="251.327412287183" calcext:value-type="float">
            <text:p>251.3274122872</text:p>
          </table:table-cell>
          <table:table-cell table:formula="of:=1000/([.L6]*[.M6])" office:value-type="float" office:value="0.0648310383192807" calcext:value-type="float">
            <text:p>0.0648310383</text:p>
          </table:table-cell>
          <table:table-cell table:formula="of:=1000/([.M6]*[.K6])" office:value-type="float" office:value="0.0458355440917314" calcext:value-type="float">
            <text:p>0.0458355441</text:p>
          </table:table-cell>
          <table:table-cell/>
          <table:table-cell table:style-name="ce3" table:formula="of:=1000*[.A6]/4096" office:value-type="float" office:value="108.642578125" calcext:value-type="float">
            <text:p>109</text:p>
          </table:table-cell>
          <table:table-cell table:formula="of:=[.A6]/(6*18)" office:value-type="float" office:value="4.12037037037037" calcext:value-type="float">
            <text:p>4.120370370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60" calcext:value-type="float">
            <text:p>560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table:style-name="ce1" table:formula="of:=([.A7]*[.D7])/([.B7]+[.C7]+[.D7])" office:value-type="float" office:value="3.53365384615385" calcext:value-type="float">
            <text:p>3.53</text:p>
          </table:table-cell>
          <table:table-cell table:style-name="ce2" table:formula="of:=([.H7]/[.D7])*[.B7]" office:value-type="float" office:value="353.365384615385" calcext:value-type="float">
            <text:p>353.4</text:p>
          </table:table-cell>
          <table:table-cell table:style-name="ce2" table:formula="of:=[.I7]*[.I7]/[.B7]" office:value-type="float" office:value="222.976955436391" calcext:value-type="float">
            <text:p>223.0</text:p>
          </table:table-cell>
          <table:table-cell table:formula="of:=[.D7]*0.707+[.C7]" office:value-type="float" office:value="103.9592" calcext:value-type="float">
            <text:p>103.9592</text:p>
          </table:table-cell>
          <table:table-cell table:formula="of:=[.K7]*0.707" office:value-type="float" office:value="73.4991544" calcext:value-type="float">
            <text:p>73.4991544</text:p>
          </table:table-cell>
          <table:table-cell table:formula="of:=[.M$3]*2*PI()" office:value-type="float" office:value="251.327412287183" calcext:value-type="float">
            <text:p>251.3274122872</text:p>
          </table:table-cell>
          <table:table-cell table:formula="of:=1000/([.L7]*[.M7])" office:value-type="float" office:value="0.0541349571947917" calcext:value-type="float">
            <text:p>0.0541349572</text:p>
          </table:table-cell>
          <table:table-cell table:formula="of:=1000/([.M7]*[.K7])" office:value-type="float" office:value="0.0382734147367177" calcext:value-type="float">
            <text:p>0.0382734147</text:p>
          </table:table-cell>
          <table:table-cell/>
          <table:table-cell table:style-name="ce3" table:formula="of:=1000*[.A7]/4096" office:value-type="float" office:value="102.5390625" calcext:value-type="float">
            <text:p>103</text:p>
          </table:table-cell>
          <table:table-cell table:formula="of:=[.A7]/(6*18)" office:value-type="float" office:value="3.88888888888889" calcext:value-type="float">
            <text:p>3.888888888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table:style-name="ce1" table:formula="of:=([.A8]*[.D8])/([.B8]+[.C8]+[.D8])" office:value-type="float" office:value="3.75" calcext:value-type="float">
            <text:p>3.75</text:p>
          </table:table-cell>
          <table:table-cell table:style-name="ce2" table:formula="of:=([.H8]/[.D8])*[.B8]" office:value-type="float" office:value="375" calcext:value-type="float">
            <text:p>375.0</text:p>
          </table:table-cell>
          <table:table-cell table:style-name="ce2" table:formula="of:=[.I8]*[.I8]/[.B8]" office:value-type="float" office:value="140.625" calcext:value-type="float">
            <text:p>140.6</text:p>
          </table:table-cell>
          <table:table-cell table:formula="of:=[.D8]*0.707+[.C8]" office:value-type="float" office:value="117.07" calcext:value-type="float">
            <text:p>117.07</text:p>
          </table:table-cell>
          <table:table-cell table:formula="of:=[.K8]*0.707" office:value-type="float" office:value="82.76849" calcext:value-type="float">
            <text:p>82.76849</text:p>
          </table:table-cell>
          <table:table-cell table:formula="of:=[.M$3]*2*PI()" office:value-type="float" office:value="251.327412287183" calcext:value-type="float">
            <text:p>251.3274122872</text:p>
          </table:table-cell>
          <table:table-cell table:formula="of:=1000/([.L8]*[.M8])" office:value-type="float" office:value="0.0480723229008694" calcext:value-type="float">
            <text:p>0.0480723229</text:p>
          </table:table-cell>
          <table:table-cell table:formula="of:=1000/([.M8]*[.K8])" office:value-type="float" office:value="0.0339871322909147" calcext:value-type="float">
            <text:p>0.0339871323</text:p>
          </table:table-cell>
          <table:table-cell/>
          <table:table-cell table:style-name="ce3" table:formula="of:=1000*[.A8]/4096" office:value-type="float" office:value="102.5390625" calcext:value-type="float">
            <text:p>103</text:p>
          </table:table-cell>
          <table:table-cell table:formula="of:=[.A8]/(6*18)" office:value-type="float" office:value="3.88888888888889" calcext:value-type="float">
            <text:p>3.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7T21:37:14.548007186</meta:creation-date>
    <dc:date>2022-12-18T15:08:14.523959653</dc:date>
    <meta:editing-duration>PT9M8S</meta:editing-duration>
    <meta:editing-cycles>2</meta:editing-cycles>
    <meta:generator>LibreOffice/5.1.6.2$Linux_X86_64 LibreOffice_project/10m0$Build-2</meta:generator>
    <meta:document-statistic meta:table-count="1" meta:cell-count="80" meta:object-count="0"/>
  </office:meta>
</office:document-meta>
</file>